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3.697cm"/>
    </style:style>
    <style:style style:name="co46" style:family="table-column">
      <style:table-column-properties fo:break-before="auto" style:column-width="1.464cm"/>
    </style:style>
    <style:style style:name="co47" style:family="table-column">
      <style:table-column-properties fo:break-before="auto" style:column-width="1.91cm"/>
    </style:style>
    <style:style style:name="co48" style:family="table-column">
      <style:table-column-properties fo:break-before="auto" style:column-width="1.887cm"/>
    </style:style>
    <style:style style:name="co49" style:family="table-column">
      <style:table-column-properties fo:break-before="auto" style:column-width="2.11cm"/>
    </style:style>
    <style:style style:name="co50" style:family="table-column">
      <style:table-column-properties fo:break-before="auto" style:column-width="3.969cm"/>
    </style:style>
    <style:style style:name="co51" style:family="table-column">
      <style:table-column-properties fo:break-before="auto" style:column-width="1.348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2.177cm"/>
    </style:style>
    <style:style style:name="co54" style:family="table-column">
      <style:table-column-properties fo:break-before="auto" style:column-width="6.738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41cm"/>
    </style:style>
    <style:style style:name="co57" style:family="table-column">
      <style:table-column-properties fo:break-before="auto" style:column-width="0.272cm"/>
    </style:style>
    <style:style style:name="co58" style:family="table-column">
      <style:table-column-properties fo:break-before="auto" style:column-width="2.45cm"/>
    </style:style>
    <style:style style:name="co59" style:family="table-column">
      <style:table-column-properties fo:break-before="auto" style:column-width="1.429cm"/>
    </style:style>
    <style:style style:name="co60" style:family="table-column">
      <style:table-column-properties fo:break-before="auto" style:column-width="10.007cm"/>
    </style:style>
    <style:style style:name="co61" style:family="table-column">
      <style:table-column-properties fo:break-before="auto" style:column-width="0.898cm"/>
    </style:style>
    <style:style style:name="co62" style:family="table-column">
      <style:table-column-properties fo:break-before="auto" style:column-width="2.445cm"/>
    </style:style>
    <style:style style:name="co63" style:family="table-column">
      <style:table-column-properties fo:break-before="auto" style:column-width="2.609cm"/>
    </style:style>
    <style:style style:name="co64" style:family="table-column">
      <style:table-column-properties fo:break-before="auto" style:column-width="2.3cm"/>
    </style:style>
    <style:style style:name="co65" style:family="table-column">
      <style:table-column-properties fo:break-before="auto" style:column-width="4.623cm"/>
    </style:style>
    <style:style style:name="co66" style:family="table-column">
      <style:table-column-properties fo:break-before="auto" style:column-width="1.376cm"/>
    </style:style>
    <style:style style:name="co67" style:family="table-column">
      <style:table-column-properties fo:break-before="auto" style:column-width="1.228cm"/>
    </style:style>
    <style:style style:name="co68" style:family="table-column">
      <style:table-column-properties fo:break-before="auto" style:column-width="6.719cm"/>
    </style:style>
    <style:style style:name="co69" style:family="table-column">
      <style:table-column-properties fo:break-before="auto" style:column-width="2.168cm"/>
    </style:style>
    <style:style style:name="co70" style:family="table-column">
      <style:table-column-properties fo:break-before="auto" style:column-width="2.648cm"/>
    </style:style>
    <style:style style:name="co71" style:family="table-column">
      <style:table-column-properties fo:break-before="auto" style:column-width="2.36cm"/>
    </style:style>
    <style:style style:name="co72" style:family="table-column">
      <style:table-column-properties fo:break-before="auto" style:column-width="2.341cm"/>
    </style:style>
    <style:style style:name="co73" style:family="table-column">
      <style:table-column-properties fo:break-before="auto" style:column-width="2.298cm"/>
    </style:style>
    <style:style style:name="co74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4"/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36"/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163" style:family="table-cell" style:parent-style-name="Default" style:data-style-name="N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21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333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3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.500</text:p>
          </table:table-cell>
          <table:table-cell table:number-columns-repeated="2" table:style-name="ce247" office:value-type="float" office:value="14800" calcext:value-type="float">
            <text:p>14.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.350</text:p>
          </table:table-cell>
          <table:table-cell table:number-columns-repeated="2" table:style-name="ce247" office:value-type="float" office:value="17000" calcext:value-type="float">
            <text:p>17.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8]-[.E38]" office:value-type="float" office:value="2400" calcext:value-type="float">
            <text:p>2.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.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.8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.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.500</text:p>
          </table:table-cell>
          <table:table-cell table:number-columns-repeated="2" table:style-name="ce42" office:value-type="float" office:value="28500" calcext:value-type="float">
            <text:p>28.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.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.094</text:p>
          </table:table-cell>
          <table:table-cell table:number-columns-repeated="2" table:style-name="ce42" office:value-type="float" office:value="34094" calcext:value-type="float">
            <text:p>34.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2])" office:value-type="float" office:value="683955" calcext:value-type="float">
            <text:p>683955</text:p>
          </table:table-cell>
          <table:table-cell table:style-name="ce248" table:formula="of:=SUM([.E3:.E52])" office:value-type="float" office:value="678605" calcext:value-type="float">
            <text:p>678605</text:p>
          </table:table-cell>
          <table:table-cell table:style-name="ce248" table:formula="of:=SUM([.F3:.F52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2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21-10-12" calcext:value-type="date">
            <text:p>Sal 12.Eki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3 LS'.F2]" office:value-type="float" office:value="181005.6" calcext:value-type="float">
            <text:p>181.005,60</text:p>
          </table:table-cell>
          <table:table-cell table:style-name="ce233" table:formula="of:=[.A10]*[.B9]" office:value-type="float" office:value="45251.4" calcext:value-type="float">
            <text:p>45.251,40</text:p>
          </table:table-cell>
          <table:table-cell table:style-name="ce233" table:formula="of:=[.C9]*[.A10]" office:value-type="float" office:value="45251.4" calcext:value-type="float">
            <text:p>45.251,40</text:p>
          </table:table-cell>
          <table:table-cell table:style-name="ce233" table:formula="of:=[.D9]*[.A10]" office:value-type="float" office:value="45251.4" calcext:value-type="float">
            <text:p>45.251,40</text:p>
          </table:table-cell>
          <table:table-cell table:style-name="ce233" table:formula="of:=[.E9]*[.A10]" office:value-type="float" office:value="45251.4" calcext:value-type="float">
            <text:p>45.251,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005 APay-Mlngz'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30170" calcext:value-type="float">
            <text:p>30.17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352.14" calcext:value-type="float">
            <text:p>16.352,14</text:p>
          </table:table-cell>
          <table:table-cell table:style-name="ce570" table:formula="of:=[.E13]*[.A14]" office:value-type="float" office:value="3771.25" calcext:value-type="float">
            <text:p>3.771,25</text:p>
          </table:table-cell>
          <table:table-cell table:style-name="ce583" table:formula="of:=[.F13]*[.A14]" office:value-type="float" office:value="10046.61" calcext:value-type="float">
            <text:p>10.046,6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2/3" office:value-type="float" office:value="90533.3333333333" calcext:value-type="float">
            <text:p>90.533,33</text:p>
          </table:table-cell>
          <table:table-cell table:style-name="ce279"/>
          <table:table-cell/>
          <table:table-cell table:style-name="ce233" table:formula="of:=[.D15]*[.A16]" office:value-type="float" office:value="49069.0666666667" calcext:value-type="float">
            <text:p>49.069,07</text:p>
          </table:table-cell>
          <table:table-cell table:style-name="ce233" table:formula="of:=[.E15]*[.A16]" office:value-type="float" office:value="11316.6666666667" calcext:value-type="float">
            <text:p>11.316,67</text:p>
          </table:table-cell>
          <table:table-cell table:style-name="ce579" table:formula="of:=[.F15]*[.A16]" office:value-type="float" office:value="30147.6" calcext:value-type="float">
            <text:p>30.147,6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1/3" office:value-type="float" office:value="45266.6666666667" calcext:value-type="float">
            <text:p>45.266,67</text:p>
          </table:table-cell>
          <table:table-cell table:style-name="ce279"/>
          <table:table-cell/>
          <table:table-cell table:style-name="ce233" table:formula="of:=[.D17]*[.A18]" office:value-type="float" office:value="14711.6666666667" calcext:value-type="float">
            <text:p>14.711,67</text:p>
          </table:table-cell>
          <table:table-cell table:style-name="ce233" table:formula="of:=[.E17]*[.A18]" office:value-type="float" office:value="3395" calcext:value-type="float">
            <text:p>3.395,00</text:p>
          </table:table-cell>
          <table:table-cell table:style-name="ce579" table:formula="of:=[.F17]*[.A18]" office:value-type="float" office:value="27160" calcext:value-type="float">
            <text:p>27.1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90376.6733333333" calcext:value-type="float">
            <text:p>90.376,67</text:p>
          </table:table-cell>
          <table:table-cell table:style-name="ce233" table:formula="of:=[.E12]+[.E14]+[.E16]+[.E18]" office:value-type="float" office:value="20845.4166666667" calcext:value-type="float">
            <text:p>20.845,42</text:p>
          </table:table-cell>
          <table:table-cell table:style-name="ce233" table:formula="of:=[.F12]+[.F14]+[.F16]+[.F18]" office:value-type="float" office:value="73647.91" calcext:value-type="float">
            <text:p>73.647,9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8]+[.A16]+[.A14]+[.A12]" office:value-type="float" office:value="184870" calcext:value-type="float">
            <text:p>184.870,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6 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.500,00</text:p>
          </table:table-cell>
          <table:table-cell table:style-name="ce233" table:formula="of:=[.D21]*[.A22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table:formula="of:=['file:///home/mr/aa/hes2020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.425,00</text:p>
          </table:table-cell>
          <table:table-cell table:formula="of:=[.D23]*[.A24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file:///home/mr/aa/hes2020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.000,00</text:p>
          </table:table-cell>
          <table:table-cell table:style-name="ce233" table:formula="of:=[.D25]*[.A26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0]+[.A20]+[.A22]+[.A24]+[.A26]" office:value-type="float" office:value="483725.6" calcext:value-type="float">
            <text:p>483.725,60</text:p>
          </table:table-cell>
          <table:table-cell table:style-name="ce280" table:formula="of:=[.B29]/[.$A$29]" office:value-type="percentage" office:value="0.093547664212934" calcext:value-type="percentage">
            <text:p>%9,35</text:p>
          </table:table-cell>
          <table:table-cell table:style-name="ce571" table:formula="of:=[.C29]/[.$A$29]" office:value-type="percentage" office:value="0.215362593999573" calcext:value-type="percentage">
            <text:p>%21,54</text:p>
          </table:table-cell>
          <table:table-cell table:style-name="ce571" table:formula="of:=[.D29]/[.$A$29]" office:value-type="percentage" office:value="0.402197182314381" calcext:value-type="percentage">
            <text:p>%40,22</text:p>
          </table:table-cell>
          <table:table-cell table:style-name="ce571" table:formula="of:=[.E29]/[.$A$29]" office:value-type="percentage" office:value="0.136641138419523" calcext:value-type="percentage">
            <text:p>%13,66</text:p>
          </table:table-cell>
          <table:table-cell table:style-name="ce586" table:formula="of:=[.F29]/[.$A$29]" office:value-type="percentage" office:value="0.152251421053589" calcext:value-type="percentage">
            <text:p>%15,23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9:.F29])" office:value-type="float" office:value="483725.6" calcext:value-type="float">
            <text:p>483.725,60</text:p>
          </table:table-cell>
          <table:table-cell table:style-name="ce271" table:formula="of:=[.B26]+[.B24]+[.B22]+[.B14]+[.B16]+[.B12]+[.B10]" office:value-type="float" office:value="45251.4" calcext:value-type="float">
            <text:p>45.251,40</text:p>
          </table:table-cell>
          <table:table-cell table:style-name="ce572" table:formula="of:=[.C26]+[.C24]+[.C22]+[.C14]+[.C16]+[.C12]+[.C10]" office:value-type="float" office:value="104176.4" calcext:value-type="float">
            <text:p>104.176,40</text:p>
          </table:table-cell>
          <table:table-cell table:style-name="ce572" table:formula="of:=[.D26]+[.D24]+[.D22]+[.D14]+[.D16]+[.D12]+[.D10]+[.D18]" office:value-type="float" office:value="194553.073333333" calcext:value-type="float">
            <text:p>194.553,07</text:p>
          </table:table-cell>
          <table:table-cell table:style-name="ce572" table:formula="of:=[.E26]+[.E24]+[.E18]+[.E14]+[.E16]+[.E12]+[.E10]" office:value-type="float" office:value="66096.8166666667" calcext:value-type="float">
            <text:p>66.096,82</text:p>
          </table:table-cell>
          <table:table-cell table:style-name="ce587" table:formula="of:=[.F26]+[.F24]+[.F18]+[.F14]+[.F16]+[.F12]+[.F10]" office:value-type="float" office:value="73647.91" calcext:value-type="float">
            <text:p>73.647,9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office:value-type="string" calcext:value-type="string">
            <text:p>bu tablodaki rakamlar giderler düşüldükten sonra hesaplanan net miktarlardır.</text:p>
          </table:table-cell>
          <table:table-cell table:style-name="ce227" table:number-columns-repeated="7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5])" office:value-type="float" office:value="219419.94" calcext:value-type="float">
            <text:p>219.419,94</text:p>
          </table:table-cell>
          <table:table-cell table:style-name="ce648" table:formula="of:=SUM([.D3:.D25])" office:value-type="float" office:value="219419.94" calcext:value-type="float">
            <text:p>219.419,94</text:p>
          </table:table-cell>
          <table:table-cell table:style-name="ce648" table:formula="of:=SUM([.E3:.E25])" office:value-type="float" office:value="38414.34" calcext:value-type="float">
            <text:p>38.414,34</text:p>
          </table:table-cell>
          <table:table-cell table:style-name="ce648" table:formula="of:=[.D2]-[.E2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1.09.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.000,00</text:p>
          </table:table-cell>
          <table:table-cell table:style-name="ce15"/>
          <table:table-cell table:style-name="ce15" table:formula="of:=[.D9]" office:value-type="float" office:value="17000" calcext:value-type="float">
            <text:p>17.000,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9]+[.D10]-[.E10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0]+[.D11]-[.E11]" office:value-type="float" office:value="13930.04" calcext:value-type="float">
            <text:p>13.930,04</text:p>
          </table:table-cell>
          <table:table-cell table:style-name="ce662" table:formula="of:=[.F11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2]" office:value-type="float" office:value="18700" calcext:value-type="float">
            <text:p>18.7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2]+[.D13]-[.E13]" office:value-type="float" office:value="15718.12" calcext:value-type="float">
            <text:p>15.718,12</text:p>
          </table:table-cell>
          <table:table-cell table:style-name="ce662" table:formula="of:=[.F13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4]" office:value-type="float" office:value="20500" calcext:value-type="float">
            <text:p>20.5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4]+[.D15]-[.E15]" office:value-type="float" office:value="18004.29" calcext:value-type="float">
            <text:p>18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5]+[.D16]-[.E16]" office:value-type="float" office:value="12004.29" calcext:value-type="float">
            <text:p>12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6]+[.D17]-[.E17]" office:value-type="float" office:value="11004.29" calcext:value-type="float">
            <text:p>11.004,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7]+[.D18]-[.E18]" office:value-type="float" office:value="6004.29" calcext:value-type="float">
            <text:p>6.004,29</text:p>
          </table:table-cell>
          <table:table-cell table:style-name="ce662" table:formula="of:=[.F18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19]" office:value-type="float" office:value="22550" calcext:value-type="float">
            <text:p>22.550,00</text:p>
          </table:table-cell>
          <table:table-cell table:style-name="ce648" table:formula="of:=[.F19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0]" office:value-type="float" office:value="25000" calcext:value-type="float">
            <text:p>25.000,00</text:p>
          </table:table-cell>
          <table:table-cell table:style-name="ce648" table:formula="of:=[.F20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1]" office:value-type="float" office:value="27500" calcext:value-type="float">
            <text:p>27.500,00</text:p>
          </table:table-cell>
          <table:table-cell table:style-name="ce648" table:formula="of:=[.F21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2]" office:value-type="float" office:value="32500" calcext:value-type="float">
            <text:p>32.500,00</text:p>
          </table:table-cell>
          <table:table-cell table:style-name="ce662" table:formula="of:=[.F22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3]" office:value-type="float" office:value="39000" calcext:value-type="float">
            <text:p>39.000,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3]+[.D24]-[.E24]" office:value-type="float" office:value="40869.94" calcext:value-type="float">
            <text:p>40.869,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,2</text:p>
          </table:table-cell>
          <table:table-cell table:style-name="ce641" table:formula="of:=[.F24]+[.D25]-[.E25]" office:value-type="float" office:value="40721.74" calcext:value-type="float">
            <text:p>40.721,74</text:p>
          </table:table-cell>
          <table:table-cell table:style-name="ce662" table:formula="of:=[.F25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4:.G25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3]*[.$D$32]" office:value-type="float" office:value="-729.6475" calcext:value-type="float">
            <text:p>-729,65</text:p>
          </table:table-cell>
          <table:table-cell table:style-name="ce622" table:formula="of:=[.C33]*[.$E$32]" office:value-type="float" office:value="-729.6475" calcext:value-type="float">
            <text:p>-729,65</text:p>
          </table:table-cell>
          <table:table-cell table:style-name="ce622" table:formula="of:=[.C33]*[.$F$32]" office:value-type="float" office:value="-729.6475" calcext:value-type="float">
            <text:p>-729,65</text:p>
          </table:table-cell>
          <table:table-cell table:style-name="ce622" table:formula="of:=[.C33]*[.$G$32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.930,04</text:p>
          </table:table-cell>
          <table:table-cell table:style-name="ce622" table:formula="of:=[.C34]*[.$D$32]" office:value-type="float" office:value="3482.51" calcext:value-type="float">
            <text:p>3.482,51</text:p>
          </table:table-cell>
          <table:table-cell table:style-name="ce622" table:formula="of:=[.C34]*[.$E$32]" office:value-type="float" office:value="3482.51" calcext:value-type="float">
            <text:p>3.482,51</text:p>
          </table:table-cell>
          <table:table-cell table:style-name="ce622" table:formula="of:=[.C34]*[.$F$32]" office:value-type="float" office:value="3482.51" calcext:value-type="float">
            <text:p>3.482,51</text:p>
          </table:table-cell>
          <table:table-cell table:style-name="ce622" table:formula="of:=[.C34]*[.$G$32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.718,12</text:p>
          </table:table-cell>
          <table:table-cell table:style-name="ce622" table:formula="of:=[.C35]*[.$D$32]" office:value-type="float" office:value="3929.53" calcext:value-type="float">
            <text:p>3.929,53</text:p>
          </table:table-cell>
          <table:table-cell table:style-name="ce622" table:formula="of:=[.C35]*[.$E$32]" office:value-type="float" office:value="3929.53" calcext:value-type="float">
            <text:p>3.929,53</text:p>
          </table:table-cell>
          <table:table-cell table:style-name="ce622" table:formula="of:=[.C35]*[.$F$32]" office:value-type="float" office:value="3929.53" calcext:value-type="float">
            <text:p>3.929,53</text:p>
          </table:table-cell>
          <table:table-cell table:style-name="ce622" table:formula="of:=[.C35]*[.$G$32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.004,29</text:p>
          </table:table-cell>
          <table:table-cell table:style-name="ce622" table:formula="of:=[.C36]*[.$D$32]" office:value-type="float" office:value="1501.0725" calcext:value-type="float">
            <text:p>1.501,07</text:p>
          </table:table-cell>
          <table:table-cell table:style-name="ce622" table:formula="of:=[.C36]*[.$E$32]" office:value-type="float" office:value="1501.0725" calcext:value-type="float">
            <text:p>1.501,07</text:p>
          </table:table-cell>
          <table:table-cell table:style-name="ce622" table:formula="of:=[.C36]*[.$F$32]" office:value-type="float" office:value="1501.0725" calcext:value-type="float">
            <text:p>1.501,07</text:p>
          </table:table-cell>
          <table:table-cell table:style-name="ce622" table:formula="of:=[.C36]*[.$G$32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.550,00</text:p>
          </table:table-cell>
          <table:table-cell table:style-name="ce622" table:formula="of:=[.C37]*[.$D$32]" office:value-type="float" office:value="5637.5" calcext:value-type="float">
            <text:p>5.637,50</text:p>
          </table:table-cell>
          <table:table-cell table:style-name="ce622" table:formula="of:=[.C37]*[.$E$32]" office:value-type="float" office:value="5637.5" calcext:value-type="float">
            <text:p>5.637,50</text:p>
          </table:table-cell>
          <table:table-cell table:style-name="ce622" table:formula="of:=[.C37]*[.$F$32]" office:value-type="float" office:value="5637.5" calcext:value-type="float">
            <text:p>5.637,50</text:p>
          </table:table-cell>
          <table:table-cell table:style-name="ce622" table:formula="of:=[.C37]*[.$G$32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.000,00</text:p>
          </table:table-cell>
          <table:table-cell table:style-name="ce622" table:formula="of:=[.C38]*[.$D$32]" office:value-type="float" office:value="6250" calcext:value-type="float">
            <text:p>6.250,00</text:p>
          </table:table-cell>
          <table:table-cell table:style-name="ce622" table:formula="of:=[.C38]*[.$E$32]" office:value-type="float" office:value="6250" calcext:value-type="float">
            <text:p>6.250,00</text:p>
          </table:table-cell>
          <table:table-cell table:style-name="ce622" table:formula="of:=[.C38]*[.$F$32]" office:value-type="float" office:value="6250" calcext:value-type="float">
            <text:p>6.250,00</text:p>
          </table:table-cell>
          <table:table-cell table:style-name="ce622" table:formula="of:=[.C38]*[.$G$32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.500,00</text:p>
          </table:table-cell>
          <table:table-cell table:style-name="ce622" table:formula="of:=[.C39]*[.$D$32]" office:value-type="float" office:value="6875" calcext:value-type="float">
            <text:p>6.875,00</text:p>
          </table:table-cell>
          <table:table-cell table:style-name="ce622" table:formula="of:=[.C39]*[.$E$32]" office:value-type="float" office:value="6875" calcext:value-type="float">
            <text:p>6.875,00</text:p>
          </table:table-cell>
          <table:table-cell table:style-name="ce622" table:formula="of:=[.C39]*[.$F$32]" office:value-type="float" office:value="6875" calcext:value-type="float">
            <text:p>6.875,00</text:p>
          </table:table-cell>
          <table:table-cell table:style-name="ce622" table:formula="of:=[.C39]*[.$G$32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.500,00</text:p>
          </table:table-cell>
          <table:table-cell table:style-name="ce622" table:formula="of:=[.C40]*[.$D$32]" office:value-type="float" office:value="8125" calcext:value-type="float">
            <text:p>8.125,00</text:p>
          </table:table-cell>
          <table:table-cell table:style-name="ce622" table:formula="of:=[.C40]*[.$E$32]" office:value-type="float" office:value="8125" calcext:value-type="float">
            <text:p>8.125,00</text:p>
          </table:table-cell>
          <table:table-cell table:style-name="ce622" table:formula="of:=[.C40]*[.$F$32]" office:value-type="float" office:value="8125" calcext:value-type="float">
            <text:p>8.125,00</text:p>
          </table:table-cell>
          <table:table-cell table:style-name="ce622" table:formula="of:=[.C40]*[.$G$32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.721,74</text:p>
          </table:table-cell>
          <table:table-cell table:style-name="ce622" table:formula="of:=[.C41]*[.$D$32]" office:value-type="float" office:value="10180.435" calcext:value-type="float">
            <text:p>10.180,44</text:p>
          </table:table-cell>
          <table:table-cell table:style-name="ce622" table:formula="of:=[.C41]*[.$E$32]" office:value-type="float" office:value="10180.435" calcext:value-type="float">
            <text:p>10.180,44</text:p>
          </table:table-cell>
          <table:table-cell table:style-name="ce622" table:formula="of:=[.C41]*[.$F$32]" office:value-type="float" office:value="10180.435" calcext:value-type="float">
            <text:p>10.180,44</text:p>
          </table:table-cell>
          <table:table-cell table:style-name="ce622" table:formula="of:=[.C41]*[.$G$32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.000,00</text:p>
          </table:table-cell>
          <table:table-cell table:style-name="ce622" table:formula="of:=[.C42]*[.$D$32]" office:value-type="float" office:value="11000" calcext:value-type="float">
            <text:p>11.000,00</text:p>
          </table:table-cell>
          <table:table-cell table:style-name="ce622" table:formula="of:=[.C42]*[.$E$32]" office:value-type="float" office:value="11000" calcext:value-type="float">
            <text:p>11.000,00</text:p>
          </table:table-cell>
          <table:table-cell table:style-name="ce622" table:formula="of:=[.C42]*[.$F$32]" office:value-type="float" office:value="11000" calcext:value-type="float">
            <text:p>11.000,00</text:p>
          </table:table-cell>
          <table:table-cell table:style-name="ce622" table:formula="of:=[.C42]*[.$G$32]" office:value-type="float" office:value="11000" calcext:value-type="float">
            <text:p>11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.000,00</text:p>
          </table:table-cell>
          <table:table-cell table:style-name="ce622" table:formula="of:=[.C43]*[.$D$32]" office:value-type="float" office:value="13000" calcext:value-type="float">
            <text:p>13.000,00</text:p>
          </table:table-cell>
          <table:table-cell table:style-name="ce622" table:formula="of:=[.C43]*[.$E$32]" office:value-type="float" office:value="13000" calcext:value-type="float">
            <text:p>13.000,00</text:p>
          </table:table-cell>
          <table:table-cell table:style-name="ce622" table:formula="of:=[.C43]*[.$F$32]" office:value-type="float" office:value="13000" calcext:value-type="float">
            <text:p>13.000,00</text:p>
          </table:table-cell>
          <table:table-cell table:style-name="ce622" table:formula="of:=[.C43]*[.$G$32]" office:value-type="float" office:value="13000" calcext:value-type="float">
            <text:p>13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3:.C43])" office:value-type="float" office:value="277005.6" calcext:value-type="float">
            <text:p>277.005,60</text:p>
          </table:table-cell>
          <table:table-cell table:style-name="ce613" table:formula="of:=SUM([.D33:.D43])" office:value-type="float" office:value="69251.4" calcext:value-type="float">
            <text:p>69.251,40</text:p>
          </table:table-cell>
          <table:table-cell table:style-name="ce613" table:formula="of:=SUM([.E33:.E43])" office:value-type="float" office:value="69251.4" calcext:value-type="float">
            <text:p>69.251,40</text:p>
          </table:table-cell>
          <table:table-cell table:style-name="ce613" table:formula="of:=SUM([.F33:.F43])" office:value-type="float" office:value="69251.4" calcext:value-type="float">
            <text:p>69.251,40</text:p>
          </table:table-cell>
          <table:table-cell table:style-name="ce613" table:formula="of:=SUM([.G33:.G43])" office:value-type="float" office:value="69251.4" calcext:value-type="float">
            <text:p>69.251,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4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4]" office:value-type="float" office:value="69251.4" calcext:value-type="float">
            <text:p>69.251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.375,00</text:p>
          </table:table-cell>
          <table:table-cell table:style-name="ce524"/>
          <table:table-cell table:style-name="ce524" table:formula="of:=[.F47]+[.D48]-[.E48]" office:value-type="float" office:value="73626.4" calcext:value-type="float">
            <text:p>73.626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48]+[.D49]-[.E49]" office:value-type="float" office:value="72676.5" calcext:value-type="float">
            <text:p>72.67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.720,00</text:p>
          </table:table-cell>
          <table:table-cell table:style-name="ce524" table:formula="of:=[.F49]+[.D50]-[.E50]" office:value-type="float" office:value="66956.5" calcext:value-type="float">
            <text:p>66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 table:formula="of:=[.F50]+[.D51]-[.E51]" office:value-type="float" office:value="51956.5" calcext:value-type="float">
            <text:p>51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,70</text:p>
          </table:table-cell>
          <table:table-cell table:style-name="ce524" table:formula="of:=[.F51]+[.D52]-[.E52]" office:value-type="float" office:value="51761.8" calcext:value-type="float">
            <text:p>51.761,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.000,00</text:p>
          </table:table-cell>
          <table:table-cell table:formula="of:=[.F52]+[.D53]-[.E53]" office:value-type="float" office:value="33761.8" calcext:value-type="float">
            <text:p>33.761,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,80</text:p>
          </table:table-cell>
          <table:table-cell table:formula="of:=[.F53]+[.D54]-[.E54]" office:value-type="float" office:value="33690" calcext:value-type="float">
            <text:p>33.690,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.000,00</text:p>
          </table:table-cell>
          <table:table-cell table:formula="of:=[.F54]+[.D55]-[.E55]" office:value-type="float" office:value="13690" calcext:value-type="float">
            <text:p>13.690,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,50</text:p>
          </table:table-cell>
          <table:table-cell table:formula="of:=[.F55]+[.D56]-[.E56]" office:value-type="float" office:value="13614.5" calcext:value-type="float">
            <text:p>13.614,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4])" office:value-type="float" office:value="135800" calcext:value-type="float">
            <text:p>135.800,00</text:p>
          </table:table-cell>
          <table:table-cell table:style-name="ce682" table:formula="of:=SUM([.G4:.G44])" office:value-type="float" office:value="135800" calcext:value-type="float">
            <text:p>135.8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.250,00</text:p>
          </table:table-cell>
          <table:table-cell table:style-name="ce683" table:formula="of:=SUM([.G5:.G24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8]-[.G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3]-[.G13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8]+[.F17]-[.G17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.170,00</text:p>
          </table:table-cell>
          <table:table-cell table:style-name="ce682" table:formula="of:=SUM([.G29:.G82])" office:value-type="float" office:value="30170" calcext:value-type="float">
            <text:p>30.170,00</text:p>
          </table:table-cell>
          <table:table-cell table:style-name="ce682" table:formula="of:=[.F26]-[.G26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3]+[.F32]-[.G32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1]+[.F40]-[.G40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174" office:value-type="string" calcext:value-type="string">
            <text:p>Hızarhane</text:p>
          </table:table-cell>
          <table:table-cell table:style-name="ce174" office:value-type="string" calcext:value-type="string">
            <text:p>Hızarhane </text:p>
          </table:table-cell>
          <table:table-cell table:style-name="ce174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74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174" office:value-type="string" calcext:value-type="string">
            <text:p><text:s/>Yıkama</text:p>
          </table:table-cell>
          <table:table-cell table:style-name="ce174" office:value-type="string" calcext:value-type="string">
            <text:p>Depo</text:p>
          </table:table-cell>
          <table:table-cell table:style-name="ce174" office:value-type="string" calcext:value-type="string">
            <text:p><text:s/>Acentalar</text:p>
          </table:table-cell>
          <table:table-cell table:style-name="ce174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7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r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r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r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r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home/mr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home/mr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8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home/mr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174" office:value-type="string" calcext:value-type="string">
            <text:p>Hızarhane</text:p>
          </table:table-cell>
          <table:table-cell table:style-name="ce174" office:value-type="string" calcext:value-type="string">
            <text:p>Hızarhane </text:p>
          </table:table-cell>
          <table:table-cell table:style-name="ce174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74"/>
          <table:table-cell table:number-columns-repeated="54"/>
        </table:table-row>
        <table:table-row table:style-name="ro1">
          <table:table-cell table:style-name="ce588"/>
          <table:table-cell table:style-name="ce174" office:value-type="string" calcext:value-type="string">
            <text:p><text:s/>Yıkama</text:p>
          </table:table-cell>
          <table:table-cell table:style-name="ce174" office:value-type="string" calcext:value-type="string">
            <text:p>Depo</text:p>
          </table:table-cell>
          <table:table-cell table:style-name="ce174" office:value-type="string" calcext:value-type="string">
            <text:p><text:s/>Acentalar</text:p>
          </table:table-cell>
          <table:table-cell table:style-name="ce174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r/aa/hes2020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home/mr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r/aa/hes2020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home/mr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r/aa/hes2020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home/mr/aa/hes2020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r/aa/hes2020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home/mr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home/mr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home/mr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home/mr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home/mr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r/aa/hes2020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home/mr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r/aa/hes2020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home/mr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home/mr/aa/hes2020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home/mr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home/mr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home/mr/aa/hes2020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home/mr/aa/hes2020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home/mr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74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ce617"/>
        <table:table-column table:style-name="co42" table:default-cell-style-name="ce626"/>
        <table:table-column table:style-name="co8" table:default-cell-style-name="ce626"/>
        <table:table-column table:style-name="co43" table:default-cell-style-name="ce626"/>
        <table:table-column table:style-name="co44" table:default-cell-style-name="ce629"/>
        <table:table-column table:style-name="co8" table:default-cell-style-name="ce629"/>
        <table:table-column table:style-name="co8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613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613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613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613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 table:number-rows-repeated="2">
          <table:table-cell/>
          <table:table-cell table:style-name="ce611"/>
          <table:table-cell table:number-columns-repeated="7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4" table:number-rows-repeated="2">
          <table:table-cell table:number-columns-repeated="8"/>
          <table:table-cell table:style-name="ce62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613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4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6]*[.$D$65]" office:value-type="float" office:value="2166.66666666667" calcext:value-type="float">
            <text:p>2.166,67</text:p>
          </table:table-cell>
          <table:table-cell table:formula="of:=[.C66]*[.$E$65]" office:value-type="float" office:value="1333.33333333333" calcext:value-type="float">
            <text:p>1.333,33</text:p>
          </table:table-cell>
          <table:table-cell table:formula="of:=[.C66]*[.$F$65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6]/[.G66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7]*[.$D$65]" office:value-type="float" office:value="3033.33333333333" calcext:value-type="float">
            <text:p>3.033,33</text:p>
          </table:table-cell>
          <table:table-cell table:formula="of:=[.C67]*[.$E$65]" office:value-type="float" office:value="1866.66666666667" calcext:value-type="float">
            <text:p>1.866,67</text:p>
          </table:table-cell>
          <table:table-cell table:formula="of:=[.C67]*[.$F$65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7]/[.G67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8]*[.$D$65]" office:value-type="float" office:value="2383.33333333333" calcext:value-type="float">
            <text:p>2.383,33</text:p>
          </table:table-cell>
          <table:table-cell table:formula="of:=[.C68]*[.$E$65]" office:value-type="float" office:value="1466.66666666667" calcext:value-type="float">
            <text:p>1.466,67</text:p>
          </table:table-cell>
          <table:table-cell table:formula="of:=[.C68]*[.$F$65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8]/[.G68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9]*[.$D$65]" office:value-type="float" office:value="3900" calcext:value-type="float">
            <text:p>3.900,00</text:p>
          </table:table-cell>
          <table:table-cell table:formula="of:=[.C69]*[.$E$65]" office:value-type="float" office:value="2400" calcext:value-type="float">
            <text:p>2.400,00</text:p>
          </table:table-cell>
          <table:table-cell table:formula="of:=[.C69]*[.$F$65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9]/[.G69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70]*[.$D$65]" office:value-type="float" office:value="4615" calcext:value-type="float">
            <text:p>4.615,00</text:p>
          </table:table-cell>
          <table:table-cell table:formula="of:=[.C70]*[.$E$65]" office:value-type="float" office:value="2840" calcext:value-type="float">
            <text:p>2.840,00</text:p>
          </table:table-cell>
          <table:table-cell table:formula="of:=[.C70]*[.$F$65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70]/[.G70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.720,00</text:p>
          </table:table-cell>
          <table:table-cell table:style-name="ce613" table:formula="of:=SUM([.D66:.D70])" office:value-type="float" office:value="16098.3333333333" calcext:value-type="float">
            <text:p>16.098,33</text:p>
          </table:table-cell>
          <table:table-cell table:style-name="ce613" table:formula="of:=SUM([.E66:.E70])" office:value-type="float" office:value="9906.66666666667" calcext:value-type="float">
            <text:p>9.906,67</text:p>
          </table:table-cell>
          <table:table-cell table:style-name="ce613" table:formula="of:=SUM([.F66:.F70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66:.H70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.420,00</text:p>
          </table:table-cell>
          <table:table-cell table:style-name="ce160" table:formula="of:=[.D71]+[.D52]+[.D36]+[.D19]" office:value-type="float" office:value="90086.3888888889" calcext:value-type="float">
            <text:p>90.086,39</text:p>
          </table:table-cell>
          <table:table-cell table:style-name="ce160" table:formula="of:=[.E71]+[.E52]+[.E36]+[.E19]" office:value-type="float" office:value="73544.4444444444" calcext:value-type="float">
            <text:p>73.544,44</text:p>
          </table:table-cell>
          <table:table-cell table:style-name="ce160" table:formula="of:=[.F71]+[.F52]+[.F36]+[.F19]" office:value-type="float" office:value="20789.1666666667" calcext:value-type="float">
            <text:p>20.789,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4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622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622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622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622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6]+[.C45]+[.C30]+[.C13]" office:value-type="float" office:value="21950" calcext:value-type="float">
            <text:p>21.950,00</text:p>
          </table:table-cell>
          <table:table-cell table:style-name="ce622" table:formula="of:=[.D66]+[.D45]+[.D30]+[.D13]" office:value-type="float" office:value="10896.5277777778" calcext:value-type="float">
            <text:p>10.896,53</text:p>
          </table:table-cell>
          <table:table-cell table:style-name="ce622" table:formula="of:=[.E66]+[.E45]+[.E30]+[.E13]" office:value-type="float" office:value="8538.88888888889" calcext:value-type="float">
            <text:p>8.538,89</text:p>
          </table:table-cell>
          <table:table-cell table:style-name="ce622" table:formula="of:=[.F66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7]+[.C46]+[.C31]+[.C14]" office:value-type="float" office:value="23675" calcext:value-type="float">
            <text:p>23.675,00</text:p>
          </table:table-cell>
          <table:table-cell table:style-name="ce622" table:formula="of:=[.D67]+[.D46]+[.D31]+[.D14]" office:value-type="float" office:value="11731.5972222222" calcext:value-type="float">
            <text:p>11.731,60</text:p>
          </table:table-cell>
          <table:table-cell table:style-name="ce622" table:formula="of:=[.E67]+[.E46]+[.E31]+[.E14]" office:value-type="float" office:value="9236.11111111111" calcext:value-type="float">
            <text:p>9.236,11</text:p>
          </table:table-cell>
          <table:table-cell table:style-name="ce622" table:formula="of:=[.F67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622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8]+[.C47]+[.C33]+[.C16]" office:value-type="float" office:value="24750" calcext:value-type="float">
            <text:p>24.750,00</text:p>
          </table:table-cell>
          <table:table-cell table:style-name="ce622" table:formula="of:=[.D68]+[.D47]+[.D33]+[.D16]" office:value-type="float" office:value="12174.8611111111" calcext:value-type="float">
            <text:p>12.174,86</text:p>
          </table:table-cell>
          <table:table-cell table:style-name="ce622" table:formula="of:=[.E68]+[.E47]+[.E33]+[.E16]" office:value-type="float" office:value="9765.55555555555" calcext:value-type="float">
            <text:p>9.765,56</text:p>
          </table:table-cell>
          <table:table-cell table:style-name="ce622" table:formula="of:=[.F68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9]+[.C48]+[.C34]+[.C17]" office:value-type="float" office:value="33675" calcext:value-type="float">
            <text:p>33.675,00</text:p>
          </table:table-cell>
          <table:table-cell table:style-name="ce622" table:formula="of:=[.D69]+[.D48]+[.D34]+[.D17]" office:value-type="float" office:value="16834.0972222222" calcext:value-type="float">
            <text:p>16.834,10</text:p>
          </table:table-cell>
          <table:table-cell table:style-name="ce622" table:formula="of:=[.E69]+[.E48]+[.E34]+[.E17]" office:value-type="float" office:value="12956.1111111111" calcext:value-type="float">
            <text:p>12.956,11</text:p>
          </table:table-cell>
          <table:table-cell table:style-name="ce622" table:formula="of:=[.F69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70]+[.C35]+[.C18]" office:value-type="float" office:value="34920" calcext:value-type="float">
            <text:p>34.920,00</text:p>
          </table:table-cell>
          <table:table-cell table:style-name="ce622" table:formula="of:=[.D70]+[.D35]+[.D18]" office:value-type="float" office:value="17008.3333333333" calcext:value-type="float">
            <text:p>17.008,33</text:p>
          </table:table-cell>
          <table:table-cell table:style-name="ce622" table:formula="of:=[.E70]+[.E35]+[.E18]" office:value-type="float" office:value="13986.6666666667" calcext:value-type="float">
            <text:p>13.986,67</text:p>
          </table:table-cell>
          <table:table-cell table:style-name="ce622" table:formula="of:=[.F70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.420,00</text:p>
          </table:table-cell>
          <table:table-cell table:style-name="ce613" table:formula="of:=SUM([.D83:.D92])" office:value-type="float" office:value="90086.3888888889" calcext:value-type="float">
            <text:p>90.086,39</text:p>
          </table:table-cell>
          <table:table-cell table:style-name="ce613" table:formula="of:=SUM([.E83:.E92])" office:value-type="float" office:value="73544.4444444444" calcext:value-type="float">
            <text:p>73.544,44</text:p>
          </table:table-cell>
          <table:table-cell table:style-name="ce613" table:formula="of:=SUM([.F83:.F92])" office:value-type="float" office:value="20789.1666666667" calcext:value-type="float">
            <text:p>20.789,17</text:p>
          </table:table-cell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622" table:formula="of:=[.F19]" office:value-type="float" office:value="3395" calcext:value-type="float">
            <text:p>3.395,00</text:p>
          </table:table-cell>
          <table:table-cell table:style-name="ce628" table:formula="of:=SUM([.C99:.E99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622" table:formula="of:=[.F36]" office:value-type="float" office:value="11316.6666666667" calcext:value-type="float">
            <text:p>11.316,67</text:p>
          </table:table-cell>
          <table:table-cell table:style-name="ce628" table:formula="of:=SUM([.C100:.E100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.237,50</text:p>
          </table:table-cell>
          <table:table-cell table:style-name="ce622" table:formula="of:=[.E52]" office:value-type="float" office:value="6300" calcext:value-type="float">
            <text:p>6.300,00</text:p>
          </table:table-cell>
          <table:table-cell table:style-name="ce622" table:formula="of:=[.F52]" office:value-type="float" office:value="2362.5" calcext:value-type="float">
            <text:p>2.362,50</text:p>
          </table:table-cell>
          <table:table-cell table:style-name="ce628" table:formula="of:=SUM([.C101:.E101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.098,33</text:p>
          </table:table-cell>
          <table:table-cell table:style-name="ce622" table:formula="of:=[.E71]" office:value-type="float" office:value="9906.66666666667" calcext:value-type="float">
            <text:p>9.906,67</text:p>
          </table:table-cell>
          <table:table-cell table:style-name="ce622" table:formula="of:=[.F71]" office:value-type="float" office:value="3715" calcext:value-type="float">
            <text:p>3.715,00</text:p>
          </table:table-cell>
          <table:table-cell table:style-name="ce628" table:formula="of:=SUM([.C102:.E102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formula="of:=SUM([.C99:.C102])" office:value-type="float" office:value="90086.3888888889" calcext:value-type="float">
            <text:p>90.086,39</text:p>
          </table:table-cell>
          <table:table-cell table:style-name="ce617" table:formula="of:=SUM([.D99:.D102])" office:value-type="float" office:value="73544.4444444444" calcext:value-type="float">
            <text:p>73.544,44</text:p>
          </table:table-cell>
          <table:table-cell table:style-name="ce617" table:formula="of:=SUM([.E99:.E102])" office:value-type="float" office:value="20789.1666666667" calcext:value-type="float">
            <text:p>20.789,17</text:p>
          </table:table-cell>
          <table:table-cell table:style-name="ce156" table:formula="of:=SUM([.C103:.E103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623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APMlngz" table:style-name="ta1">
        <table:table-column table:style-name="co17" table:default-cell-style-name="Default"/>
        <table:table-column table:style-name="co45" table:default-cell-style-name="Default"/>
        <table:table-column table:style-name="co46" table:default-cell-style-name="ce622"/>
        <table:table-column table:style-name="co47" table:default-cell-style-name="Default"/>
        <table:table-column table:style-name="co48" table:default-cell-style-name="Default"/>
        <table:table-column table:style-name="co49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.170,00</text:p>
          </table:table-cell>
          <table:table-cell table:style-name="ce682" table:formula="of:=SUM([.G4:.G57])" office:value-type="float" office:value="30170" calcext:value-type="float">
            <text:p>30.17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0" table:default-cell-style-name="Default"/>
        <table:table-column table:style-name="co51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2" table:default-cell-style-name="Default"/>
        <table:table-column table:style-name="co53" table:default-cell-style-name="ce637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8" table:number-columns-repeated="57" table:default-cell-style-name="ce637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5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0]+['file:///home/mr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0]+['file:///home/mr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0]+['file:///home/mr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0]+['file:///home/mr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1]+['file:///home/mr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1]+['file:///home/mr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1]+['file:///home/mr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1]+['file:///home/mr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5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r/aa/hes2020/Account/2019/2019%20YS%20KR%20D%C4%9E%C5%9E%20SLNK.ods'#$'AP-LS GNL'.D22]+['file:///home/mr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r/aa/hes2020/Account/2019/2019%20YS%20KR%20D%C4%9E%C5%9E%20SLNK.ods'#$'AP-LS GNL'.C22]+['file:///home/mr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r/aa/hes2020/Account/2019/2019%20YS%20KR%20D%C4%9E%C5%9E%20SLNK.ods'#$'AP-LS GNL'.B22]+['file:///home/mr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r/aa/hes2020/Account/2019/2019%20YS%20KR%20D%C4%9E%C5%9E%20SLNK.ods'#$'AP-LS GNL'.E22]+['file:///home/mr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r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r/aa/hes2020/Account/2019/2019%20YS%20KR%20D%C4%9E%C5%9E%20SLNK.ods'#$'AP-LS GNL'.D23]+['file:///home/mr/aa/hes2020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r/aa/hes2020/Account/2019/2019%20YS%20KR%20D%C4%9E%C5%9E%20SLNK.ods'#$'AP-LS GNL'.C23]+['file:///home/mr/aa/hes2020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r/aa/hes2020/Account/2019/2019%20YS%20KR%20D%C4%9E%C5%9E%20SLNK.ods'#$'AP-LS GNL'.B23]+['file:///home/mr/aa/hes2020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r/aa/hes2020/Account/2019/2019%20YS%20KR%20D%C4%9E%C5%9E%20SLNK.ods'#$'AP-LS GNL'.E23]+['file:///home/mr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r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4]+['file:///home/mr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9]+['file:///home/mr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5]+['file:///home/mr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10]+['file:///home/mr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7]+['file:///home/mr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7]+['file:///home/mr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9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9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9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9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r/aa/hes2020/Account/2019/2019%20YS%20KR%20D%C4%9E%C5%9E%20SLNK.ods'#$'AP-LS GNL'.B11]+['file:///home/mr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r/aa/hes2020/Account/2019/2019%20YS%20KR%20D%C4%9E%C5%9E%20SLNK.ods'#$'AP-LS GNL'.E28]+['file:///home/mr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r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57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57"/>
        </table:table-row>
        <table:table-row table:style-name="ro4">
          <table:table-cell table:number-columns-repeated="6"/>
          <table:table-cell table:style-name="ce525"/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home/mr/aa/hes2020/Account/2019/2019%20YS%20KR%20D%C4%9E%C5%9E%20SLNK.ods'#$'AP-LS GNL'.E29]+['file:///home/mr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home/mr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186]-[.D1186]+[.G1185]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01" calcext:value-type="date">
            <text:p>01.01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187]-[.D1187]+[.G1186]" office:value-type="float" office:value="-104677.1" calcext:value-type="float">
            <text:p>-104.6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02" calcext:value-type="date">
            <text:p>02.03.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188]-[.D1188]+[.G1187]" office:value-type="float" office:value="-86077.1" calcext:value-type="float">
            <text:p>-86.0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03" calcext:value-type="date">
            <text:p>03.03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.500,00</text:p>
          </table:table-cell>
          <table:table-cell table:style-name="ce318"/>
          <table:table-cell table:style-name="ce309"/>
          <table:table-cell table:style-name="ce332" table:formula="of:=[.E1189]-[.D1189]+[.G1188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03" calcext:value-type="date">
            <text:p>03.01.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.000,00</text:p>
          </table:table-cell>
          <table:table-cell table:style-name="ce318"/>
          <table:table-cell table:style-name="ce309"/>
          <table:table-cell table:style-name="ce332" table:formula="of:=[.E1190]-[.D1190]+[.G1189]" office:value-type="float" office:value="-104577.1" calcext:value-type="float">
            <text:p>-104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30" calcext:value-type="date">
            <text:p>30.01.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191]-[.D1191]+[.G1190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20" calcext:value-type="date">
            <text:p>20.03.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192]-[.D1192]+[.G1191]" office:value-type="float" office:value="-89437.1" calcext:value-type="float">
            <text:p>-89.43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4-13" calcext:value-type="date">
            <text:p>13.04.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193]-[.D1193]+[.G1192]" office:value-type="float" office:value="-88762.1" calcext:value-type="float">
            <text:p>-88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5-13" calcext:value-type="date">
            <text:p>13.05.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194]-[.D1194]+[.G1193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5-14" calcext:value-type="date">
            <text:p>14.05.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195]-[.D1195]+[.G1194]" office:value-type="float" office:value="-88262.1" calcext:value-type="float">
            <text:p>-88.262,1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196]-[.D1196]+[.G1195]" office:value-type="float" office:value="-84762.1" calcext:value-type="float">
            <text:p>-84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18" calcext:value-type="date">
            <text:p>18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197]-[.D1197]+[.G1196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/>
          <table:table-cell table:style-name="ce309"/>
          <table:table-cell table:style-name="ce318"/>
          <table:table-cell table:style-name="ce210"/>
          <table:table-cell table:style-name="ce332" table:formula="of:=[.E1198]-[.D1198]+[.G1197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0" calcext:value-type="date">
            <text:p>20.07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199]-[.D1199]+[.G1198]" office:value-type="float" office:value="-63762.1" calcext:value-type="float">
            <text:p>-63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5" calcext:value-type="date">
            <text:p>25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200]-[.D1200]+[.G1199]" office:value-type="float" office:value="-65762.1" calcext:value-type="float">
            <text:p>-65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8" calcext:value-type="date">
            <text:p>28.07.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201]-[.D1201]+[.G1200]" office:value-type="float" office:value="-66762.1" calcext:value-type="float">
            <text:p>-6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30" calcext:value-type="date">
            <text:p>30.07.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202]-[.D1202]+[.G1201]" office:value-type="float" office:value="-49762.1" calcext:value-type="float">
            <text:p>-49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8-30" calcext:value-type="date">
            <text:p>30.08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203]-[.D1203]+[.G1202]" office:value-type="float" office:value="-45262.1" calcext:value-type="float">
            <text:p>-45.262,10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.000,00</text:p>
          </table:table-cell>
          <table:table-cell table:style-name="ce319"/>
          <table:table-cell table:style-name="Default"/>
          <table:table-cell table:style-name="ce332" table:formula="of:=[.E1204]-[.D1204]+[.G1203]" office:value-type="float" office:value="-50262.1" calcext:value-type="float">
            <text:p>-50.262,10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205]-[.D1205]+[.G1204]" office:value-type="float" office:value="-45762.1" calcext:value-type="float">
            <text:p>-45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6]-[.D1206]+[.G1205]" office:value-type="float" office:value="-56762.1" calcext:value-type="float">
            <text:p>-5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Ali Paşa Ön Kira Geliri</text:p>
          </table:table-cell>
          <table:table-cell table:style-name="ce309" office:value-type="float" office:value="13279" calcext:value-type="float">
            <text:p>13.279,00</text:p>
          </table:table-cell>
          <table:table-cell table:style-name="ce318"/>
          <table:table-cell table:style-name="ce309"/>
          <table:table-cell table:style-name="ce332" table:formula="of:=[.E1207]-[.D1207]+[.G1206]" office:value-type="float" office:value="-70041.1" calcext:value-type="float">
            <text:p>-70.041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Paşa Arka Kira Geliri </text:p>
          </table:table-cell>
          <table:table-cell table:style-name="ce309" office:value-type="float" office:value="3087.5" calcext:value-type="float">
            <text:p>3.087,50</text:p>
          </table:table-cell>
          <table:table-cell table:style-name="ce318"/>
          <table:table-cell table:style-name="ce309"/>
          <table:table-cell table:style-name="ce332" table:formula="of:=[.E1208]-[.D1208]+[.G1207]" office:value-type="float" office:value="-73128.6" calcext:value-type="float">
            <text:p>-73.128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9]-[.D1209]+[.G1208]" office:value-type="float" office:value="-84128.6" calcext:value-type="float">
            <text:p>-84.1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210]-[.D1210]+[.G1209]" office:value-type="float" office:value="-85628.6" calcext:value-type="float">
            <text:p>-85.6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211]-[.D1211]+[.G1210]" office:value-type="float" office:value="-84728.6" calcext:value-type="float">
            <text:p>-84.728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0-19" calcext:value-type="date">
            <text:p>19.10.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212]-[.D1212]+[.G1211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13]-[.D1213]+[.G1212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.300,00</text:p>
          </table:table-cell>
          <table:table-cell table:style-name="ce318"/>
          <table:table-cell table:style-name="ce309"/>
          <table:table-cell table:style-name="ce332" table:formula="of:=[.E1214]-[.D1214]+[.G1213]" office:value-type="float" office:value="-66028.6" calcext:value-type="float">
            <text:p>-66.0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,00</text:p>
          </table:table-cell>
          <table:table-cell table:style-name="ce318"/>
          <table:table-cell table:style-name="ce309"/>
          <table:table-cell table:style-name="ce332" table:formula="of:=[.E1215]-[.D1215]+[.G1214]" office:value-type="float" office:value="-66278.6" calcext:value-type="float">
            <text:p>-66.27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16]-[.D1216]+[.G1215]" office:value-type="float" office:value="-66428.6" calcext:value-type="float">
            <text:p>-66.4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.120,00</text:p>
          </table:table-cell>
          <table:table-cell table:style-name="ce318"/>
          <table:table-cell table:style-name="ce309"/>
          <table:table-cell table:style-name="ce332" table:formula="of:=[.E1217]-[.D1217]+[.G1216]" office:value-type="float" office:value="-72548.6" calcext:value-type="float">
            <text:p>-72.54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,00</text:p>
          </table:table-cell>
          <table:table-cell table:style-name="ce318"/>
          <table:table-cell table:style-name="ce309"/>
          <table:table-cell table:style-name="ce332" table:formula="of:=[.E1218]-[.D1218]+[.G1217]" office:value-type="float" office:value="-72628.6" calcext:value-type="float">
            <text:p>-72.6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,00</text:p>
          </table:table-cell>
          <table:table-cell table:style-name="ce318"/>
          <table:table-cell table:style-name="ce309"/>
          <table:table-cell table:style-name="ce332" table:formula="of:=[.E1219]-[.D1219]+[.G1218]" office:value-type="float" office:value="-72718.6" calcext:value-type="float">
            <text:p>-72.71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20]-[.D1220]+[.G1219]" office:value-type="float" office:value="-72868.6" calcext:value-type="float">
            <text:p>-72.86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221]-[.D1221]+[.G1220]" office:value-type="float" office:value="-72898.6" calcext:value-type="float">
            <text:p>-72.89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222]-[.D1222]+[.G1221]" office:value-type="float" office:value="-73546.6" calcext:value-type="float">
            <text:p>-73.546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1-25" calcext:value-type="date">
            <text:p>25.11.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,00</text:p>
          </table:table-cell>
          <table:table-cell table:style-name="ce211"/>
          <table:table-cell table:style-name="ce309"/>
          <table:table-cell table:style-name="ce332" table:formula="of:=[.E1223]-[.D1223]+[.G1222]" office:value-type="float" office:value="-74146.6" calcext:value-type="float">
            <text:p>-74.146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1-30" calcext:value-type="date">
            <text:p>30.11.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.824,24</text:p>
          </table:table-cell>
          <table:table-cell table:style-name="ce318"/>
          <table:table-cell table:style-name="ce309"/>
          <table:table-cell table:style-name="ce332" table:formula="of:=[.E1224]-[.D1224]+[.G1223]" office:value-type="float" office:value="-76970.84" calcext:value-type="float">
            <text:p>-76.970,84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225]-[.D1225]+[.G1224]" office:value-type="float" office:value="-76170.84" calcext:value-type="float">
            <text:p>-76.170,84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226]-[.D1226]+[.G1225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27]-[.D1227]+[.G1226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94" office:value-type="string" calcext:value-type="string">
            <text:p>2021 ‘e nakli yekün doğuş borçlu</text:p>
          </table:table-cell>
          <table:table-cell table:style-name="ce309" table:formula="of:=SUM([.D1187:.D1227])" office:value-type="float" office:value="83108.74" calcext:value-type="float">
            <text:p>83.108,74</text:p>
          </table:table-cell>
          <table:table-cell table:style-name="ce309" table:formula="of:=SUM([.E1187:.E1227])" office:value-type="float" office:value="110765" calcext:value-type="float">
            <text:p>110.765,00</text:p>
          </table:table-cell>
          <table:table-cell table:style-name="ce309"/>
          <table:table-cell table:style-name="ce333" table:formula="of:=[.G1227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,43</text:p>
          </table:table-cell>
          <table:table-cell table:style-name="ce309"/>
          <table:table-cell table:style-name="ce332" table:formula="of:=[.E1231]-[.D1231]+[.G1230]" office:value-type="float" office:value="-75749.41" calcext:value-type="float">
            <text:p>-75.749,41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,00</text:p>
          </table:table-cell>
          <table:table-cell table:style-name="ce309"/>
          <table:table-cell table:style-name="ce332" table:formula="of:=[.E1232]-[.D1232]+[.G1231]" office:value-type="float" office:value="-75561.41" calcext:value-type="float">
            <text:p>-75.561,41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.231,23</text:p>
          </table:table-cell>
          <table:table-cell table:style-name="ce309"/>
          <table:table-cell table:style-name="ce332" table:formula="of:=[.E1233]-[.D1233]+[.G1232]" office:value-type="float" office:value="-74330.18" calcext:value-type="float">
            <text:p>-74.3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4]-[.D1234]+[.G1233]" office:value-type="float" office:value="-73330.18" calcext:value-type="float">
            <text:p>-73.3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35]-[.D1235]+[.G1234]" office:value-type="float" office:value="-73630.18" calcext:value-type="float">
            <text:p>-73.6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,00</text:p>
          </table:table-cell>
          <table:table-cell table:style-name="ce309"/>
          <table:table-cell table:style-name="ce332" table:formula="of:=[.E1236]-[.D1236]+[.G1235]" office:value-type="float" office:value="-73530.18" calcext:value-type="float">
            <text:p>-73.5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7-25" calcext:value-type="date">
            <text:p>25.07.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7]-[.D1237]+[.G1236]" office:value-type="float" office:value="-72530.18" calcext:value-type="float">
            <text:p>-72.5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8-05" calcext:value-type="date">
            <text:p>05.08.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.500,00</text:p>
          </table:table-cell>
          <table:table-cell table:style-name="ce309"/>
          <table:table-cell table:style-name="ce332" table:formula="of:=[.E1238]-[.D1238]+[.G1237]" office:value-type="float" office:value="-69030.18" calcext:value-type="float">
            <text:p>-69.0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3-12" calcext:value-type="date">
            <text:p>12.03.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.750,00</text:p>
          </table:table-cell>
          <table:table-cell table:style-name="ce309"/>
          <table:table-cell table:style-name="ce332" table:formula="of:=[.E1239]-[.D1239]+[.G1238]" office:value-type="float" office:value="-67280.18" calcext:value-type="float">
            <text:p>-67.28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4-22" calcext:value-type="date">
            <text:p>22.04.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,00</text:p>
          </table:table-cell>
          <table:table-cell table:style-name="ce309"/>
          <table:table-cell table:style-name="ce332" table:formula="of:=[.E1240]-[.D1240]+[.G1239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4-29" calcext:value-type="date">
            <text:p>29.04.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41]-[.D1241]+[.G1240]" office:value-type="float" office:value="-67369.18" calcext:value-type="float">
            <text:p>-67.369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,00</text:p>
          </table:table-cell>
          <table:table-cell table:style-name="ce309"/>
          <table:table-cell table:style-name="ce332" table:formula="of:=[.E1242]-[.D1242]+[.G1241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.799,55</text:p>
          </table:table-cell>
          <table:table-cell table:style-name="ce309"/>
          <table:table-cell table:style-name="ce332" table:formula="of:=[.E1243]-[.D1243]+[.G1242]" office:value-type="float" office:value="-63269.63" calcext:value-type="float">
            <text:p>-63.269,63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1-09-05" calcext:value-type="date">
            <text:p>05.09.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.000,00</text:p>
          </table:table-cell>
          <table:table-cell table:style-name="Default"/>
          <table:table-cell table:style-name="ce332" table:formula="of:=[.E1244]-[.D1244]+[.G1243]" office:value-type="float" office:value="-37269.63" calcext:value-type="float">
            <text:p>-37.269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.000,00</text:p>
          </table:table-cell>
          <table:table-cell table:style-name="ce622"/>
          <table:table-cell table:style-name="Default"/>
          <table:table-cell table:style-name="ce332" table:formula="of:=[.E1245]-[.D1245]+[.G1244]" office:value-type="float" office:value="-62269.63" calcext:value-type="float">
            <text:p>-62.269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9-08" calcext:value-type="date">
            <text:p>08.09.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.250,00</text:p>
          </table:table-cell>
          <table:table-cell table:style-name="ce210"/>
          <table:table-cell table:style-name="ce332" table:formula="of:=[.E1246]-[.D1246]+[.G1245]" office:value-type="float" office:value="-56019.63" calcext:value-type="float">
            <text:p>-56.019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.600,00</text:p>
          </table:table-cell>
          <table:table-cell table:style-name="ce309"/>
          <table:table-cell table:style-name="ce210"/>
          <table:table-cell table:style-name="ce332" table:formula="of:=[.E1247]-[.D1247]+[.G1246]" office:value-type="float" office:value="-59619.63" calcext:value-type="float">
            <text:p>-59.619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.885,00</text:p>
          </table:table-cell>
          <table:table-cell table:style-name="ce309" table:number-columns-repeated="2"/>
          <table:table-cell table:style-name="ce332" table:formula="of:=[.E1248]-[.D1248]+[.G1247]" office:value-type="float" office:value="-62504.63" calcext:value-type="float">
            <text:p>-62.50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,00</text:p>
          </table:table-cell>
          <table:table-cell table:style-name="ce309"/>
          <table:table-cell table:style-name="ce210"/>
          <table:table-cell table:style-name="ce332" table:formula="of:=[.E1249]-[.D1249]+[.G1248]" office:value-type="float" office:value="-62594.63" calcext:value-type="float">
            <text:p>-62.59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.670,00</text:p>
          </table:table-cell>
          <table:table-cell table:style-name="ce309"/>
          <table:table-cell table:style-name="ce210"/>
          <table:table-cell table:style-name="ce332" table:formula="of:=[.E1250]-[.D1250]+[.G1249]" office:value-type="float" office:value="-64264.63" calcext:value-type="float">
            <text:p>-64.26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.024,00</text:p>
          </table:table-cell>
          <table:table-cell table:style-name="ce309"/>
          <table:table-cell table:style-name="ce210"/>
          <table:table-cell table:style-name="ce332" table:formula="of:=[.E1251]-[.D1251]+[.G1250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252]-[.D1252]+[.G1251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,00</text:p>
          </table:table-cell>
          <table:table-cell table:style-name="ce309"/>
          <table:table-cell table:style-name="ce332" table:formula="of:=[.E1253]-[.D1253]+[.G1252]" office:value-type="float" office:value="-67118.63" calcext:value-type="float">
            <text:p>-67.11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,00</text:p>
          </table:table-cell>
          <table:table-cell table:style-name="ce309"/>
          <table:table-cell table:style-name="ce332" table:formula="of:=[.E1254]-[.D1254]+[.G1253]" office:value-type="float" office:value="-67068.63" calcext:value-type="float">
            <text:p>-67.068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9-30" calcext:value-type="date">
            <text:p>30.09.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.500,00</text:p>
          </table:table-cell>
          <table:table-cell table:style-name="ce309"/>
          <table:table-cell table:style-name="ce332" table:formula="of:=[.E1255]-[.D1255]+[.G1254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256]-[.D1256]+[.G1255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03,5 m2 xps levha <text:s/>x 35</text:p>
          </table:table-cell>
          <table:table-cell table:style-name="ce309"/>
          <table:table-cell table:style-name="ce309" office:value-type="float" office:value="3622.5" calcext:value-type="float">
            <text:p>3.622,50</text:p>
          </table:table-cell>
          <table:table-cell table:style-name="ce309"/>
          <table:table-cell table:style-name="ce332" table:formula="of:=[.E1257]-[.D1257]+[.G1256]" office:value-type="float" office:value="-61946.13" calcext:value-type="float">
            <text:p>-61.946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60 adet 12 cm dübel x 0,45</text:p>
          </table:table-cell>
          <table:table-cell table:style-name="ce309"/>
          <table:table-cell table:style-name="ce309" office:value-type="float" office:value="252" calcext:value-type="float">
            <text:p>252,00</text:p>
          </table:table-cell>
          <table:table-cell table:style-name="ce309"/>
          <table:table-cell table:style-name="ce332" table:formula="of:=[.E1258]-[.D1258]+[.G1257]" office:value-type="float" office:value="-61694.13" calcext:value-type="float">
            <text:p>-61.694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 top file</text:p>
          </table:table-cell>
          <table:table-cell table:style-name="ce309"/>
          <table:table-cell table:style-name="ce309" office:value-type="float" office:value="175" calcext:value-type="float">
            <text:p>175,00</text:p>
          </table:table-cell>
          <table:table-cell table:style-name="ce309"/>
          <table:table-cell table:style-name="ce332" table:formula="of:=[.E1259]-[.D1259]+[.G1258]" office:value-type="float" office:value="-61519.13" calcext:value-type="float">
            <text:p>-61.519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2 top pex boru 200 x 5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60]-[.D1260]+[.G1259]" office:value-type="float" office:value="-60519.13" calcext:value-type="float">
            <text:p>-60.519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00 ad pex dübel</text:p>
          </table:table-cell>
          <table:table-cell table:style-name="ce309"/>
          <table:table-cell table:style-name="ce309" office:value-type="float" office:value="150" calcext:value-type="float">
            <text:p>150,00</text:p>
          </table:table-cell>
          <table:table-cell table:style-name="ce309"/>
          <table:table-cell table:style-name="ce332" table:formula="of:=[.E1261]-[.D1261]+[.G1260]" office:value-type="float" office:value="-60369.13" calcext:value-type="float">
            <text:p>-60.369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15 ad L</text:p>
          </table:table-cell>
          <table:table-cell table:style-name="ce309"/>
          <table:table-cell table:style-name="ce309" office:value-type="float" office:value="30" calcext:value-type="float">
            <text:p>30,00</text:p>
          </table:table-cell>
          <table:table-cell table:style-name="ce309"/>
          <table:table-cell table:style-name="ce332" table:formula="of:=[.E1262]-[.D1262]+[.G1261]" office:value-type="float" office:value="-60339.13" calcext:value-type="float">
            <text:p>-60.339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7 ad 60x60 karolam x 14</text:p>
          </table:table-cell>
          <table:table-cell table:style-name="ce309"/>
          <table:table-cell table:style-name="ce309" office:value-type="float" office:value="378" calcext:value-type="float">
            <text:p>378,00</text:p>
          </table:table-cell>
          <table:table-cell table:style-name="ce309"/>
          <table:table-cell table:style-name="ce332" table:formula="of:=[.E1263]-[.D1263]+[.G1262]" office:value-type="float" office:value="-59961.13" calcext:value-type="float">
            <text:p>-59.961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264]-[.D1264]+[.G1263]" office:value-type="float" office:value="-59961.13" calcext:value-type="float">
            <text:p>-59.961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duvar 56 mx 2,25 = 126 m2 x15 TL</text:p>
          </table:table-cell>
          <table:table-cell table:style-name="ce309" office:value-type="float" office:value="1890" calcext:value-type="float">
            <text:p>1.890,00</text:p>
          </table:table-cell>
          <table:table-cell table:style-name="ce309" table:number-columns-repeated="2"/>
          <table:table-cell table:style-name="ce332" table:formula="of:=[.E1265]-[.D1265]+[.G1264]" office:value-type="float" office:value="-61851.13" calcext:value-type="float">
            <text:p>-61.851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duvar 6 mx 0,8 = 4,8 m2 x15 TL</text:p>
          </table:table-cell>
          <table:table-cell table:style-name="ce309" office:value-type="float" office:value="72" calcext:value-type="float">
            <text:p>72,00</text:p>
          </table:table-cell>
          <table:table-cell table:style-name="ce309" table:number-columns-repeated="2"/>
          <table:table-cell table:style-name="ce332" table:formula="of:=[.E1266]-[.D1266]+[.G1265]" office:value-type="float" office:value="-61923.13" calcext:value-type="float">
            <text:p>-61.923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267]-[.D1267]+[.G1266]" office:value-type="float" office:value="-61923.13" calcext:value-type="float">
            <text:p>-61.923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1 m2 seramik x 20</text:p>
          </table:table-cell>
          <table:table-cell table:style-name="ce309" office:value-type="float" office:value="420" calcext:value-type="float">
            <text:p>420,00</text:p>
          </table:table-cell>
          <table:table-cell table:style-name="ce309" table:number-columns-repeated="2"/>
          <table:table-cell table:style-name="ce332" table:formula="of:=[.E1268]-[.D1268]+[.G1267]" office:value-type="float" office:value="-62343.13" calcext:value-type="float">
            <text:p>-62.343,1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35 m2 mermer kapı önü</text:p>
          </table:table-cell>
          <table:table-cell table:style-name="ce309" office:value-type="float" office:value="700" calcext:value-type="float">
            <text:p>700,00</text:p>
          </table:table-cell>
          <table:table-cell table:style-name="ce309" table:number-columns-repeated="2"/>
          <table:table-cell table:style-name="ce332" table:formula="of:=[.E1269]-[.D1269]+[.G1268]" office:value-type="float" office:value="-63043.13" calcext:value-type="float">
            <text:p>-63.043,1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0-05" calcext:value-type="date">
            <text:p>05.10.2021</text:p>
          </table:table-cell>
          <table:table-cell table:style-name="ce210" office:value-type="string" calcext:value-type="string">
            <text:p>mesut deliduman kira senet 30-10-2021 </text:p>
          </table:table-cell>
          <table:table-cell table:style-name="ce309"/>
          <table:table-cell table:style-name="ce309" office:value-type="float" office:value="14400" calcext:value-type="float">
            <text:p>14.400,00</text:p>
          </table:table-cell>
          <table:table-cell table:style-name="ce309"/>
          <table:table-cell table:style-name="ce332" table:formula="of:=[.E1270]-[.D1270]+[.G1269]" office:value-type="float" office:value="-48643.13" calcext:value-type="float">
            <text:p>-48.643,1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.000,00</text:p>
          </table:table-cell>
          <table:table-cell table:style-name="ce309"/>
          <table:table-cell table:style-name="ce332" table:formula="of:=[.E1271]-[.D1271]+[.G1270]" office:value-type="float" office:value="-8643.13" calcext:value-type="float">
            <text:p>-8.643,13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.000,00</text:p>
          </table:table-cell>
          <table:table-cell table:number-columns-repeated="2"/>
          <table:table-cell table:style-name="ce332" table:formula="of:=[.E1272]-[.D1272]+[.G1271]" office:value-type="float" office:value="-11643.13" calcext:value-type="float">
            <text:p>-11.643,13</text:p>
          </table:table-cell>
          <table:table-cell table:number-columns-repeated="57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3"/>
          <table:table-cell table:formula="of:=SUM([.D1231:.D1275])" office:value-type="float" office:value="42951" calcext:value-type="float">
            <text:p>42951</text:p>
          </table:table-cell>
          <table:table-cell table:formula="of:=SUM([.E1231:.E1275])" office:value-type="float" office:value="107328.71" calcext:value-type="float">
            <text:p>107328,71</text:p>
          </table:table-cell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4"/>
          <table:table-cell table:number-columns-repeated="57"/>
        </table:table-row>
        <table:table-row table:style-name="ro4" table:number-rows-repeated="2">
          <table:table-cell/>
          <table:table-cell table:style-name="ce473"/>
          <table:table-cell table:style-name="ce618"/>
          <table:table-cell table:style-name="ce527" table:number-columns-repeated="4"/>
          <table:table-cell table:number-columns-repeated="57"/>
        </table:table-row>
        <table:table-row table:style-name="ro4" table:number-rows-repeated="3">
          <table:table-cell/>
          <table:table-cell table:style-name="ce475"/>
          <table:table-cell table:style-name="ce618"/>
          <table:table-cell table:style-name="ce518" table:number-columns-repeated="3"/>
          <table:table-cell table:style-name="ce525"/>
          <table:table-cell table:number-columns-repeated="57"/>
        </table:table-row>
        <table:table-row table:style-name="ro4" table:number-rows-repeated="12">
          <table:table-cell/>
          <table:table-cell table:style-name="ce475"/>
          <table:table-cell table:style-name="ce618"/>
          <table:table-cell table:style-name="ce517" table:number-columns-repeated="3"/>
          <table:table-cell table:style-name="ce525"/>
          <table:table-cell table:number-columns-repeated="5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638"/>
          <table:table-cell table:number-columns-repeated="57"/>
        </table:table-row>
        <table:table-row table:style-name="ro3">
          <table:table-cell table:number-columns-repeated="2"/>
          <table:table-cell table:style-name="ce618"/>
          <table:table-cell table:style-name="ce528"/>
          <table:table-cell table:style-name="ce534"/>
          <table:table-cell/>
          <table:table-cell table:style-name="ce761"/>
          <table:table-cell table:number-columns-repeated="57"/>
        </table:table-row>
        <table:table-row table:style-name="ro4" table:number-rows-repeated="104727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GS" table:style-name="ta1">
        <table:table-column table:style-name="co59" table:default-cell-style-name="ce227"/>
        <table:table-column table:style-name="co60" table:default-cell-style-name="ce764"/>
        <table:table-column table:style-name="co61" table:default-cell-style-name="ce767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4"/>
        <table:table-column table:style-name="co66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7" table:default-cell-style-name="ce774"/>
        <table:table-column table:style-name="co68" table:default-cell-style-name="ce76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7"/>
        <table:table-column table:style-name="co74" table:default-cell-style-name="ce767"/>
        <table:table-column table:style-name="co66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396" office:value-type="string" calcext:value-type="string">
            <text:p>HACI ALACAK</text:p>
          </table:table-cell>
          <table:table-cell table:style-name="ce396" office:value-type="string" calcext:value-type="string">
            <text:p>Bakiye</text:p>
          </table:table-cell>
          <table:table-cell table:style-name="ce396" office:value-type="string" calcext:value-type="string">
            <text:p>TL – usd</text:p>
          </table:table-cell>
          <table:table-cell table:style-name="ce396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396" office:value-type="string" calcext:value-type="string">
            <text:p>TL</text:p>
          </table:table-cell>
          <table:table-cell table:style-name="ce396"/>
          <table:table-cell table:style-name="ce396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4]/[.E24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5]/[.E25]" office:value-type="float" office:value="63407.2463768116" calcext:value-type="float">
            <text:p>63.407,25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6]/[.E26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6]+[.C27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411" table:formula="of:=[.C27]/[.E27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4:.F27])" office:value-type="float" office:value="150348.867436503" calcext:value-type="float">
            <text:p>150.348,87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273"/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30]" office:value-type="float" office:value="300757.85" calcext:value-type="float">
            <text:p>300.757,85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0]/[.E30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'002 TPL'.F29]" office:value-type="float" office:value="73647.91" calcext:value-type="float">
            <text:p>73.647,91</text:p>
          </table:table-cell>
          <table:table-cell table:style-name="ce767" table:formula="of:=[.D30]-[.C31]" office:value-type="float" office:value="227109.94" calcext:value-type="float">
            <text:p>227.109,94</text:p>
          </table:table-cell>
          <table:table-cell table:style-name="ce410"/>
          <table:table-cell table:style-name="ce411" table:formula="of:=[$GNL_AP.H72]*-1" office:value-type="float" office:value="-24229.9250871177" calcext:value-type="float">
            <text:p>-24.229,93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Nazanın alacağı USD</text:p>
          </table:table-cell>
          <table:table-cell table:style-name="ce414" table:formula="of:=SUM([.F30:.F31])" office:value-type="float" office:value="-34944.2108014035" calcext:value-type="float">
            <text:p>-34.944,21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12" office:value-type="string" calcext:value-type="string">
            <text:p>hacının toplam alacağı USD</text:p>
          </table:table-cell>
          <table:table-cell table:style-name="ce779" table:formula="of:=[.F28]+[.F32]" office:value-type="float" office:value="115404.6566351" calcext:value-type="float">
            <text:p>115.404,66</text:p>
          </table:table-cell>
          <table:table-cell table:style-name="ce39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396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396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396" office:value-type="string" calcext:value-type="string">
            <text:p>HACI</text:p>
          </table:table-cell>
          <table:table-cell table:style-name="ce396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396"/>
          <table:table-cell table:style-name="ce396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396" office:value-type="string" calcext:value-type="string">
            <text:p>Tutar</text:p>
          </table:table-cell>
          <table:table-cell table:number-columns-repeated="2" table:style-name="ce396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8]/2" office:value-type="float" office:value="225000" calcext:value-type="float">
            <text:p>225.000,00</text:p>
          </table:table-cell>
          <table:table-cell table:style-name="ce767" table:formula="of:=[.D38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5]/[.$D$38]" office:value-type="percentage" office:value="1" calcext:value-type="percentage">
            <text:p>%100,00</text:p>
          </table:table-cell>
          <table:table-cell table:style-name="ce786" table:formula="of:=[.D45]/[.$D$38]" office:value-type="percentage" office:value="0.5" calcext:value-type="percentage">
            <text:p>%50,00</text:p>
          </table:table-cell>
          <table:table-cell table:style-name="ce786" table:formula="of:=[.E45]/[.$D$38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8]+[.F32]" office:value-type="float" office:value="115404.6566351" calcext:value-type="float">
            <text:p>+115.404,66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5]+[.C47]" office:value-type="float" office:value="340404.6566351" calcext:value-type="float">
            <text:p>340.404,66</text:p>
          </table:table-cell>
          <table:table-cell table:style-name="ce767" table:formula="of:=[.E45]-[.C47]" office:value-type="float" office:value="109595.3433649" calcext:value-type="float">
            <text:p>109.595,34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47]/[.$D$38]" office:value-type="percentage" office:value="0.256454792522444" calcext:value-type="percentage">
            <text:p>%25,65</text:p>
          </table:table-cell>
          <table:table-cell table:style-name="ce790" table:formula="of:=[.D48]/[.$C$45]" office:value-type="percentage" office:value="0.756454792522444" calcext:value-type="percentage">
            <text:p>%75,65</text:p>
          </table:table-cell>
          <table:table-cell table:style-name="ce790" table:formula="of:=[.E48]/[.$D$38]" office:value-type="percentage" office:value="0.243545207477556" calcext:value-type="percentage">
            <text:p>%24,35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396"/>
          <table:table-cell table:style-name="ce770" table:number-columns-repeated="2"/>
          <table:table-cell table:style-name="ce396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396"/>
          <table:table-cell table:style-name="ce770" table:number-columns-repeated="2"/>
          <table:table-cell table:style-name="ce396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396"/>
          <table:table-cell table:style-name="ce770" table:number-columns-repeated="2"/>
          <table:table-cell table:style-name="ce396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home/mr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r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r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r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08:37:51.04851172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4T15:38:05.543712946</dc:date>
    <meta:editing-duration>PT14H41M13S</meta:editing-duration>
    <meta:editing-cycles>46</meta:editing-cycles>
    <meta:generator>LibreOffice/7.1.6.2$Linux_X86_64 LibreOffice_project/10$Build-2</meta:generator>
    <meta:print-date>2021-10-14T14:44:10.774566004</meta:print-date>
    <meta:document-statistic meta:table-count="12" meta:cell-count="5584" meta:object-count="0"/>
  </office:meta>
</office:document-meta>
</file>